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orimetro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ker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 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tado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istenci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orimetro con agu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gua </text:p>
          </table:table-cell>
          <table:table-cell table:formula="of:=[.B6]-[.B1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eaker con agu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gua </text:p>
          </table:table-cell>
          <table:table-cell table:formula="of:=[.B7]-[.B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emperatura ambient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 Sistema(calorimetro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Agua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final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asa equivalnte</text:p>
          </table:table-cell>
          <table:table-cell table:formula="of:=([.B11]-[.B12])*[.D7]/([.B12]-[.B10])-[.D6]" office:value-type="float" office:value="69.2727272727273" calcext:value-type="float">
            <text:p>69,272727272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gua </text:p>
          </table:table-cell>
          <table:table-cell table:style-name="ce1" table:formula="of:=[.B17]-[.B1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eaker con agu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gua </text:p>
          </table:table-cell>
          <table:table-cell table:formula="of:=[.B18]-[.B2]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string" calcext:value-type="string">
            <text:p>T Sistema(calorimetro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Agua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fina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sa equivalnte</text:p>
          </table:table-cell>
          <table:table-cell table:formula="of:=([.B20]-[.B21])*[.D18]/([.B21]-[.B19])-[.D17]" office:value-type="float" office:value="23.25" calcext:value-type="float">
            <text:p>23,2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</table:table>
      <table:table table:name="Hoja2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eisistencia </text:p>
          </table:table-cell>
          <table:table-cell office:value-type="string" calcext:value-type="string">
            <text:p>10 Watts</text:p>
          </table:table-cell>
          <table:table-cell office:value-type="string" calcext:value-type="string">
            <text:p>5.1 Omh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orimetro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=V/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=V*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ua</text:p>
          </table:table-cell>
          <table:table-cell table:formula="of:=[.B6]-67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7.68" calcext:value-type="float">
            <text:p>7,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52" calcext:value-type="float">
            <text:p>1,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table:style-name="ce1" office:value-type="string" calcext:value-type="string">
            <text:p>19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Fin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bajoElectrico</text:p>
          </table:table-cell>
          <table:table-cell table:formula="of:=[.C8]*[.C9]*(60*19+21)" office:value-type="float" office:value="13553.0496" calcext:value-type="float">
            <text:p>13553,0496</text:p>
          </table:table-cell>
          <table:table-cell office:value-type="string" calcext:value-type="string">
            <text:p>Equivalente</text:p>
          </table:table-cell>
          <table:table-cell table:formula="of:=[.B14]/[.B15]" office:value-type="float" office:value="4.09680478810229" calcext:value-type="float">
            <text:p>4,096804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orGanado</text:p>
          </table:table-cell>
          <table:table-cell table:style-name="ce1" table:formula="of:=1000*([.B7]/1000+23.3/1000)*([.B12]-[.B11])" office:value-type="float" office:value="3308.2" calcext:value-type="float">
            <text:p>3308,2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gun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ua</text:p>
          </table:table-cell>
          <table:table-cell table:formula="of:=[.B17]-67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office:value-type="float" office:value="8.54" calcext:value-type="float">
            <text:p>8,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68" calcext:value-type="float">
            <text:p>1,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A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Fin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7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rabajoElectrico</text:p>
          </table:table-cell>
          <table:table-cell table:formula="of:=[.C19]*[.C20]*(60*7+23)" office:value-type="float" office:value="6355.8096" calcext:value-type="float">
            <text:p>6355,8096</text:p>
          </table:table-cell>
          <table:table-cell office:value-type="string" calcext:value-type="string">
            <text:p>Equivalente</text:p>
          </table:table-cell>
          <table:table-cell table:formula="of:=[.B24]/[.B25]" office:value-type="float" office:value="3.71033835376532" calcext:value-type="float">
            <text:p>3,7103383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orGanado</text:p>
          </table:table-cell>
          <table:table-cell table:formula="of:=([.B18]+23.3)*([.B22]-[.B21])" office:value-type="float" office:value="1713" calcext:value-type="float">
            <text:p>171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Tercer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ua</text:p>
          </table:table-cell>
          <table:table-cell table:formula="of:=[.B28]-67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7.04" calcext:value-type="float">
            <text:p>7,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39" calcext:value-type="float">
            <text:p>1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Ag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Fin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iempo</text:p>
          </table:table-cell>
          <table:table-cell office:value-type="string" calcext:value-type="string">
            <text:p>15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bajoElectrico</text:p>
          </table:table-cell>
          <table:table-cell table:formula="of:=[.C30]*[.C31]*(15*60+32)" office:value-type="float" office:value="9120.1792" calcext:value-type="float">
            <text:p>9120,1792</text:p>
          </table:table-cell>
          <table:table-cell office:value-type="string" calcext:value-type="string">
            <text:p>Equivalente</text:p>
          </table:table-cell>
          <table:table-cell table:formula="of:=[.B35]/[.B36]" office:value-type="float" office:value="3.52008151607549" calcext:value-type="float">
            <text:p>3,520081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orGanado</text:p>
          </table:table-cell>
          <table:table-cell table:formula="of:=([.B29]+23.3)*([.B33]-[.B32])" office:value-type="float" office:value="2590.9" calcext:value-type="float">
            <text:p>2590,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ar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formula="of:=[.B38]-67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6.76" calcext:value-type="float">
            <text:p>6,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33" calcext:value-type="float">
            <text:p>1,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9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A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Fin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rabajoElectrico</text:p>
          </table:table-cell>
          <table:table-cell table:formula="of:=[.C40]*[.C41]*(60*9+55)" office:value-type="float" office:value="5349.526" calcext:value-type="float">
            <text:p>5349,5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alorGanado</text:p>
          </table:table-cell>
          <table:table-cell table:formula="of:=([.B39]+23.3)*([.B44]-[.B43])" office:value-type="float" office:value="889.8" calcext:value-type="float">
            <text:p>889,8</text:p>
          </table:table-cell>
          <table:table-cell office:value-type="string" calcext:value-type="string">
            <text:p>Equivalente</text:p>
          </table:table-cell>
          <table:table-cell table:formula="of:=[.B45]/[.B46]" office:value-type="float" office:value="6.0120543942459" calcext:value-type="float">
            <text:p>6,0120543942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/>
          <table:table-cell office:value-type="string" calcext:value-type="string">
            <text:p>Qui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orimetro+Agua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ua</text:p>
          </table:table-cell>
          <table:table-cell table:formula="of:=[.B49]-67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office:value-type="float" office:value="7.69" calcext:value-type="float">
            <text:p>7,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.52" calcext:value-type="float">
            <text:p>1,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empo</text:p>
          </table:table-cell>
          <table:table-cell office:value-type="string" calcext:value-type="string">
            <text:p>15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aFinal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rabajoElectrico</text:p>
          </table:table-cell>
          <table:table-cell table:formula="of:=[.C51]*[.C52]*(60*15+28)" office:value-type="float" office:value="10847.2064" calcext:value-type="float">
            <text:p>10847,20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alorGanado</text:p>
          </table:table-cell>
          <table:table-cell table:formula="of:=([.B50]+23.3)*([.B55]-[.B54])" office:value-type="float" office:value="2566.2" calcext:value-type="float">
            <text:p>2566,2</text:p>
          </table:table-cell>
          <table:table-cell office:value-type="string" calcext:value-type="string">
            <text:p>Equivalente</text:p>
          </table:table-cell>
          <table:table-cell table:formula="of:=[.B56]/[.B57]" office:value-type="float" office:value="4.22695284856987" calcext:value-type="float">
            <text:p>4,2269528486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51:34.8708109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4-01T14:26:28.045120970</meta:creation-date>
    <dc:date>2016-04-08T17:00:31.543307429</dc:date>
    <dc:creator>juanchoflo </dc:creator>
    <meta:editing-duration>PT9H24M53S</meta:editing-duration>
    <meta:editing-cycles>5</meta:editing-cycles>
    <meta:generator>LibreOffice/4.3.3.2$Linux_X86_64 LibreOffice_project/430m0$Build-2</meta:generator>
    <meta:document-statistic meta:table-count="2" meta:cell-count="165" meta:object-count="0"/>
  </office:meta>
</office:document-meta>
</file>